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861cm" fo:min-width="1.929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585cm" fo:min-width="6.286cm"/>
      <style:paragraph-properties style:writing-mode="lr-tb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2.268cm" fo:min-width="4.316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27cm" fo:min-width="6.233cm"/>
      <style:paragraph-properties style:writing-mode="lr-tb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6.5cm"/>
      <style:paragraph-properties style:writing-mode="lr-tb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2.35cm" fo:min-width="2.626cm"/>
      <style:paragraph-properties style:writing-mode="lr-tb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3.75cm" fo:min-width="7cm"/>
      <style:paragraph-properties style:writing-mode="lr-tb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168cm" fo:min-width="3.75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1.162cm" fo:min-width="2.432cm"/>
      <style:paragraph-properties style:writing-mode="lr-tb"/>
    </style:style>
    <style:style style:name="gr12" style:family="graphic" style:parent-style-name="objectwithoutfill">
      <style:graphic-properties svg:stroke-color="#000000" draw:marker-end="Arrowheads_20_13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svg:stroke-color="#000000" draw:marker-end="Arrowheads_20_14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691cm" fo:min-width="1.929cm"/>
      <style:paragraph-properties style:writing-mode="lr-tb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305cm" fo:min-width="6.286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1.885cm" fo:min-width="4.316cm"/>
      <style:paragraph-properties style:writing-mode="lr-tb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2.143cm" fo:min-width="6.5cm"/>
      <style:paragraph-properties style:writing-mode="lr-tb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1.825cm" fo:min-width="2.626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2.942cm" fo:min-width="7cm"/>
      <style:paragraph-properties style:writing-mode="lr-tb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0.881cm" fo:min-width="3.75cm"/>
      <style:paragraph-properties style:writing-mode="lr-tb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876cm" fo:min-width="2.432cm"/>
      <style:paragraph-properties style:writing-mode="lr-tb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3.501cm" fo:min-width="6.436cm"/>
      <style:paragraph-properties style:writing-mode="lr-tb"/>
    </style:style>
    <style:style style:name="gr24" style:family="graphic" style:parent-style-name="objectwithoutfill">
      <style:graphic-properties svg:stroke-color="#000000" draw:marker-end="Arrowheads_20_16" draw:marker-end-width="0.3cm" draw:fill="none" draw:textarea-vertical-align="middle"/>
    </style:style>
    <style:style style:name="gr25" style:family="graphic" style:parent-style-name="objectwithoutfill">
      <style:graphic-properties svg:stroke-color="#000000" draw:marker-end="Arrowheads_20_17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size="18.8999996185303pt"/>
    </style:style>
    <style:style style:name="P2" style:family="paragraph">
      <loext:graphic-properties draw:fill="none"/>
      <style:paragraph-properties fo:text-align="center" style:writing-mode="lr-tb"/>
      <style:text-properties fo:font-size="18.899999618530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T1" style:family="text">
      <style:text-properties fo:font-size="18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dd Course (Frontend)" draw:style-name="dp1" draw:master-page-name="Default">
        <draw:custom-shape draw:style-name="gr1" draw:text-style-name="P2" draw:layer="layout" svg:width="2.693cm" svg:height="1.573cm" svg:x="13.413cm" svg:y="4.4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14.76cm" svg:y1="5.973cm" svg:x2="14.76cm" svg:y2="7.808cm">
          <text:p/>
        </draw:line>
        <draw:custom-shape draw:style-name="gr3" draw:text-style-name="P2" draw:layer="layout" svg:width="6.786cm" svg:height="1.835cm" svg:x="11.367cm" svg:y="7.756cm">
          <text:p text:style-name="P1"><text:span text:style-name="T1">Click ‘Add Course’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4.76cm" svg:y1="9.643cm" svg:x2="14.76cm" svg:y2="11.478cm">
          <text:p/>
        </draw:line>
        <draw:custom-shape draw:style-name="gr4" draw:text-style-name="P2" xml:id="id2" draw:id="id2" draw:layer="layout" svg:width="7.324cm" svg:height="2.517cm" svg:x="11.097cm" svg:y="11.426cm">
          <text:p text:style-name="P1"><text:span text:style-name="T1">Display ‘Add Course’ For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5" draw:text-style-name="P2" draw:layer="layout" svg:width="6.732cm" svg:height="3.146cm" svg:x="11.394cm" svg:y="15.41cm">
          <text:p text:style-name="P1"><text:span text:style-name="T1">Enter Course Name, Course Description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line draw:style-name="gr2" draw:text-style-name="P3" draw:layer="layout" svg:x1="14.76cm" svg:y1="13.942cm" svg:x2="14.76cm" svg:y2="15.777cm">
          <text:p/>
        </draw:line>
        <draw:line draw:style-name="gr2" draw:text-style-name="P3" draw:layer="layout" svg:x1="14.76cm" svg:y1="18.556cm" svg:x2="14.76cm" svg:y2="20.391cm">
          <text:p/>
        </draw:line>
        <draw:custom-shape draw:style-name="gr6" draw:text-style-name="P5" draw:layer="layout" svg:width="7cm" svg:height="3cm" svg:x="11.25cm" svg:y="20.328cm">
          <text:p text:style-name="P4">Send a post request to the backend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4.76cm" svg:y1="23.328cm" svg:x2="14.76cm" svg:y2="25.163cm">
          <text:p/>
        </draw:line>
        <draw:custom-shape draw:style-name="gr7" draw:text-style-name="P5" xml:id="id3" draw:id="id3" draw:layer="layout" svg:width="6.25cm" svg:height="5.2cm" svg:x="11.65cm" svg:y="25.128cm">
          <text:p text:style-name="P4">If course added succeesfull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5" xml:id="id4" draw:id="id4" draw:layer="layout" svg:width="7.5cm" svg:height="4cm" svg:x="11.05cm" svg:y="32.328cm">
          <text:p text:style-name="P4">Display Success msg</text:p>
          <text:p text:style-name="P4">Re-render the Course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5" xml:id="id1" draw:id="id1" draw:layer="layout" svg:width="6.75cm" svg:height="2.25cm" svg:x="3.4cm" svg:y="26.578cm">
          <text:p text:style-name="P4">Display Error Messg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svg:x1="6.775cm" svg:y1="26.578cm" svg:x2="11.097cm" svg:y2="12.685cm" draw:start-shape="id1" draw:start-glue-point="5" draw:end-shape="id2" draw:end-glue-point="5" svg:d="M6775 26578v-13893h4322" svg:viewBox="0 0 4323 13894">
          <text:p/>
        </draw:connector>
        <draw:custom-shape draw:style-name="gr11" draw:text-style-name="P5" xml:id="id5" draw:id="id5" draw:layer="layout" svg:width="3.25cm" svg:height="2cm" svg:x="13.15cm" svg:y="37.731cm">
          <text:p text:style-name="P4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5" draw:layer="layout" draw:type="line" svg:x1="11.65cm" svg:y1="27.728cm" svg:x2="9.307cm" svg:y2="27.703cm" draw:start-shape="id3" draw:end-shape="id1" draw:end-glue-point="6" svg:d="M11650 27728l-2343-25" svg:viewBox="0 0 2344 26">
          <text:p text:style-name="P6"><text:s/>No</text:p>
          <text:p text:style-name="P6"/>
        </draw:connector>
        <draw:connector draw:style-name="gr13" draw:text-style-name="P5" draw:layer="layout" draw:type="line" svg:x1="14.775cm" svg:y1="30.328cm" svg:x2="14.8cm" svg:y2="32.328cm" draw:start-shape="id3" draw:start-glue-point="6" draw:end-shape="id4" draw:end-glue-point="4" svg:d="M14775 30328l25 2000" svg:viewBox="0 0 26 2001">
          <text:p text:style-name="P6"><text:s text:c="24"/>Yes <text:s text:c="15"/></text:p>
        </draw:connector>
        <draw:connector draw:style-name="gr14" draw:text-style-name="P3" draw:layer="layout" draw:type="line" svg:x1="14.8cm" svg:y1="36.328cm" svg:x2="14.775cm" svg:y2="37.731cm" draw:start-shape="id4" draw:start-glue-point="6" draw:end-shape="id5" draw:end-glue-point="4" svg:d="M14800 36328l-25 1403" svg:viewBox="0 0 26 1404">
          <text:p/>
        </draw:connector>
      </draw:page>
      <draw:page draw:name="Add Lesson (Frontend)" draw:style-name="dp1" draw:master-page-name="Default">
        <draw:custom-shape draw:style-name="gr15" draw:text-style-name="P2" draw:layer="layout" svg:width="2.693cm" svg:height="1.333cm" svg:x="13.242cm" svg:y="0.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2" draw:text-style-name="P3" draw:layer="layout" svg:x1="14.589cm" svg:y1="1.833cm" svg:x2="14.589cm" svg:y2="3.389cm">
          <text:p/>
        </draw:line>
        <draw:custom-shape draw:style-name="gr16" draw:text-style-name="P2" draw:layer="layout" svg:width="6.786cm" svg:height="1.555cm" svg:x="11.196cm" svg:y="3.345cm">
          <text:p text:style-name="P1"><text:span text:style-name="T1">Click ‘Add Lesson’ Butt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4.589cm" svg:y1="4.944cm" svg:x2="14.589cm" svg:y2="6.5cm">
          <text:p/>
        </draw:line>
        <draw:custom-shape draw:style-name="gr17" draw:text-style-name="P2" xml:id="id7" draw:id="id7" draw:layer="layout" svg:width="7.324cm" svg:height="2.134cm" svg:x="10.926cm" svg:y="6.456cm">
          <text:p text:style-name="P1"><text:span text:style-name="T1">Display ‘Add Lesson’ Form</text:span></text:p>
          <draw:enhanced-geometry svg:viewBox="0 0 21600 21600" draw:glue-points="10800 0 0 10800 10800 21600 21600 10800" draw:text-areas="3600 0 17800 21600" draw:type="flowchart-display" draw:enhanced-path="M 3600 0 L 17800 0 X 21600 10800 17800 21600 L 3600 21600 0 10800 Z N"/>
        </draw:custom-shape>
        <draw:custom-shape draw:style-name="gr18" draw:text-style-name="P5" xml:id="id12" draw:id="id12" draw:layer="layout" svg:width="7cm" svg:height="2.393cm" svg:x="11.1cm" svg:y="18.518cm">
          <text:p text:style-name="P4">Send a post request to the backend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" draw:text-style-name="P3" draw:layer="layout" svg:x1="14.61cm" svg:y1="20.912cm" svg:x2="14.61cm" svg:y2="22.376cm">
          <text:p/>
        </draw:line>
        <draw:custom-shape draw:style-name="gr19" draw:text-style-name="P5" xml:id="id8" draw:id="id8" draw:layer="layout" svg:width="6.25cm" svg:height="4.149cm" svg:x="11.5cm" svg:y="22.348cm">
          <text:p text:style-name="P4">If course added succeesfull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0" draw:text-style-name="P5" xml:id="id9" draw:id="id9" draw:layer="layout" svg:width="7.5cm" svg:height="3.192cm" svg:x="10.9cm" svg:y="28.093cm">
          <text:p text:style-name="P4">Display Success msg</text:p>
          <text:p text:style-name="P4">Re-render the Cours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5" xml:id="id6" draw:id="id6" draw:layer="layout" svg:width="6.75cm" svg:height="1.795cm" svg:x="3.25cm" svg:y="23.506cm">
          <text:p text:style-name="P4">Display Error Messge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0" draw:text-style-name="P3" draw:layer="layout" svg:x1="6.625cm" svg:y1="23.506cm" svg:x2="10.926cm" svg:y2="7.523cm" draw:start-shape="id6" draw:start-glue-point="5" draw:end-shape="id7" draw:end-glue-point="5" svg:d="M6625 23506v-15983h4301" svg:viewBox="0 0 4302 15984">
          <text:p/>
        </draw:connector>
        <draw:custom-shape draw:style-name="gr22" draw:text-style-name="P5" xml:id="id10" draw:id="id10" draw:layer="layout" svg:width="3.25cm" svg:height="1.596cm" svg:x="13cm" svg:y="32.404cm">
          <text:p text:style-name="P4">Stop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2" draw:text-style-name="P5" draw:layer="layout" draw:type="line" svg:x1="11.5cm" svg:y1="24.422cm" svg:x2="9.157cm" svg:y2="24.404cm" draw:start-shape="id8" draw:end-shape="id6" draw:end-glue-point="6" svg:d="M11500 24422l-2343-18" svg:viewBox="0 0 2344 19">
          <text:p text:style-name="P6"><text:s/>No</text:p>
          <text:p text:style-name="P6"/>
        </draw:connector>
        <draw:connector draw:style-name="gr13" draw:text-style-name="P5" draw:layer="layout" draw:type="line" svg:x1="14.625cm" svg:y1="26.497cm" svg:x2="14.65cm" svg:y2="28.093cm" draw:start-shape="id8" draw:start-glue-point="6" draw:end-shape="id9" draw:end-glue-point="4" svg:d="M14625 26497l25 1596" svg:viewBox="0 0 26 1597">
          <text:p text:style-name="P6"><text:s text:c="24"/>Yes <text:s text:c="15"/></text:p>
        </draw:connector>
        <draw:connector draw:style-name="gr14" draw:text-style-name="P3" draw:layer="layout" draw:type="line" svg:x1="14.65cm" svg:y1="31.285cm" svg:x2="14.625cm" svg:y2="32.404cm" draw:start-shape="id9" draw:start-glue-point="6" draw:end-shape="id10" draw:end-glue-point="4" svg:d="M14650 31285l-25 1119" svg:viewBox="0 0 26 1120">
          <text:p/>
        </draw:connector>
        <draw:custom-shape draw:style-name="gr23" draw:text-style-name="P5" xml:id="id11" draw:id="id11" draw:layer="layout" svg:width="11.4cm" svg:height="3.75cm" svg:x="8.9cm" svg:y="10.5cm">
          <text:p text:style-name="P4">Enter Lesson name, Description &amp; lesson content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4" draw:text-style-name="P3" draw:layer="layout" draw:type="line" svg:x1="14.588cm" svg:y1="8.59cm" svg:x2="14.6cm" svg:y2="10.5cm" draw:start-shape="id7" draw:start-glue-point="6" draw:end-shape="id11" draw:end-glue-point="5" svg:d="M14588 8590l12 1910" svg:viewBox="0 0 13 1911">
          <text:p/>
        </draw:connector>
        <draw:connector draw:style-name="gr25" draw:text-style-name="P3" draw:layer="layout" draw:type="line" svg:x1="14.6cm" svg:y1="14.25cm" svg:x2="14.6cm" svg:y2="18.518cm" draw:start-shape="id11" draw:start-glue-point="8" draw:end-shape="id12" draw:end-glue-point="4" svg:d="M14600 14250v4268" svg:viewBox="0 0 1 426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G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8T22:11:18.758217516</meta:creation-date>
    <dc:date>2022-12-14T17:18:46.340593325</dc:date>
    <meta:editing-duration>PT1H28M50S</meta:editing-duration>
    <meta:editing-cycles>5</meta:editing-cycles>
    <meta:generator>LibreOffice/7.2.2.2$Linux_X86_64 LibreOffice_project/20$Build-2</meta:generator>
    <meta:document-statistic meta:object-count="36"/>
  </office:meta>
</office:document-meta>
</file>